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0.903cm"/>
    </style:style>
    <style:style style:name="Tabla1.B" style:family="table-column">
      <style:table-column-properties style:column-width="10.209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4.52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8629" officeooo:paragraph-rsid="00088629"/>
    </style:style>
    <style:style style:name="P2" style:family="paragraph" style:parent-style-name="Standard">
      <style:paragraph-properties fo:text-align="start" style:justify-single-word="false"/>
      <style:text-properties officeooo:rsid="00088629" officeooo:paragraph-rsid="00088629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b3aa6" officeooo:paragraph-rsid="00088629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aa833" officeooo:paragraph-rsid="00088629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088629" officeooo:paragraph-rsid="00088629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09bfa9" officeooo:paragraph-rsid="0009bfa9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0a4025" officeooo:paragraph-rsid="00088629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0a4025" officeooo:paragraph-rsid="000a4025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0bbb39" officeooo:paragraph-rsid="000bbb39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0bbb39" officeooo:paragraph-rsid="000e32f7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0c41a2" officeooo:paragraph-rsid="000c41a2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1151ee" officeooo:paragraph-rsid="001151ee"/>
    </style:style>
    <style:style style:name="P13" style:family="paragraph" style:parent-style-name="Standard">
      <style:paragraph-properties fo:text-align="start" style:justify-single-word="false"/>
      <style:text-properties officeooo:rsid="002aa833" officeooo:paragraph-rsid="00088629"/>
    </style:style>
    <style:style style:name="P14" style:family="paragraph" style:parent-style-name="Standard">
      <style:paragraph-properties fo:text-align="start" style:justify-single-word="false"/>
      <style:text-properties officeooo:rsid="0009bfa9" officeooo:paragraph-rsid="0009bfa9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088629" officeooo:paragraph-rsid="00088629"/>
    </style:style>
    <style:style style:name="P17" style:family="paragraph" style:parent-style-name="Table_20_Contents">
      <style:paragraph-properties fo:text-align="start" style:justify-single-word="false"/>
      <style:text-properties officeooo:rsid="0009bfa9" officeooo:paragraph-rsid="0009bfa9"/>
    </style:style>
    <style:style style:name="P18" style:family="paragraph" style:parent-style-name="Table_20_Contents">
      <style:paragraph-properties fo:text-align="start" style:justify-single-word="false"/>
      <style:text-properties officeooo:rsid="001151ee" officeooo:paragraph-rsid="001151ee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2e49" officeooo:paragraph-rsid="0011afb8" style:text-blinking="false" fo:background-color="transparen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text-position="0% 100%" officeooo:rsid="00088629" officeooo:paragraph-rsid="000e32f7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text-position="0% 100%" officeooo:rsid="0009bfa9" officeooo:paragraph-rsid="000e32f7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text-position="0% 100%" officeooo:rsid="001151ee" officeooo:paragraph-rsid="001151ee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text-position="0% 100%" officeooo:rsid="0011afb8" officeooo:paragraph-rsid="0011af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11afb8" officeooo:paragraph-rsid="0011afb8"/>
    </style:style>
    <style:style style:name="P26" style:family="paragraph" style:parent-style-name="Table_20_Contents">
      <style:paragraph-properties fo:text-align="start" style:justify-single-word="false"/>
      <style:text-properties officeooo:rsid="001151ee" officeooo:paragraph-rsid="001151ee"/>
    </style:style>
    <style:style style:name="P27" style:family="paragraph" style:parent-style-name="Standard" style:list-style-name="L2">
      <style:paragraph-properties fo:text-align="start" style:justify-single-word="false"/>
      <style:text-properties style:text-position="0% 100%" officeooo:rsid="000bbb39" officeooo:paragraph-rsid="000bbb39"/>
    </style:style>
    <style:style style:name="P28" style:family="paragraph" style:parent-style-name="Standard" style:list-style-name="L2">
      <style:paragraph-properties fo:text-align="start" style:justify-single-word="false"/>
      <style:text-properties style:text-position="0% 100%" officeooo:rsid="000c41a2" officeooo:paragraph-rsid="000c41a2"/>
    </style:style>
    <style:style style:name="P29" style:family="paragraph" style:parent-style-name="Standard">
      <style:paragraph-properties fo:text-align="start" style:justify-single-word="false"/>
      <style:text-properties style:text-position="0% 100%" officeooo:rsid="00088629" officeooo:paragraph-rsid="00088629"/>
    </style:style>
    <style:style style:name="P30" style:family="paragraph" style:parent-style-name="Standard">
      <style:paragraph-properties fo:text-align="start" style:justify-single-word="false"/>
      <style:text-properties style:text-position="0% 100%" officeooo:rsid="002b3aa6" officeooo:paragraph-rsid="00088629"/>
    </style:style>
    <style:style style:name="P31" style:family="paragraph" style:parent-style-name="Standard">
      <style:paragraph-properties fo:text-align="start" style:justify-single-word="false"/>
      <style:text-properties style:text-position="0% 100%" officeooo:rsid="0011afb8" officeooo:paragraph-rsid="0011afb8"/>
    </style:style>
    <style:style style:name="P32" style:family="paragraph" style:parent-style-name="Standard">
      <style:paragraph-properties fo:text-align="start" style:justify-single-word="false"/>
      <style:text-properties style:text-position="0% 100%" officeooo:rsid="001151ee" officeooo:paragraph-rsid="001151ee"/>
    </style:style>
    <style:style style:name="P33" style:family="paragraph" style:parent-style-name="Standard">
      <style:paragraph-properties fo:text-align="start" style:justify-single-word="false"/>
      <style:text-properties officeooo:rsid="00088629" officeooo:paragraph-rsid="00088629"/>
    </style:style>
    <style:style style:name="P34" style:family="paragraph" style:parent-style-name="Standard">
      <style:paragraph-properties fo:text-align="start" style:justify-single-word="false"/>
      <style:text-properties officeooo:paragraph-rsid="0011afb8"/>
    </style:style>
    <style:style style:name="P35" style:family="paragraph" style:parent-style-name="Standard">
      <style:paragraph-properties fo:text-align="start" style:justify-single-word="false"/>
      <style:text-properties officeooo:rsid="0011afb8" officeooo:paragraph-rsid="0011afb8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2b3aa6"/>
    </style:style>
    <style:style style:name="T3" style:family="text">
      <style:text-properties style:text-position="0% 100%" officeooo:rsid="0035aaec"/>
    </style:style>
    <style:style style:name="T4" style:family="text">
      <style:text-properties officeooo:rsid="0009bfa9"/>
    </style:style>
    <style:style style:name="T5" style:family="text">
      <style:text-properties officeooo:rsid="000bbb39"/>
    </style:style>
    <style:style style:name="T6" style:family="text">
      <style:text-properties officeooo:rsid="000c41a2"/>
    </style:style>
    <style:style style:name="T7" style:family="text">
      <style:text-properties officeooo:rsid="000e32f7"/>
    </style:style>
    <style:style style:name="T8" style:family="text">
      <style:text-properties officeooo:rsid="0011af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Última modificación: 1<text:span text:style-name="T8">9</text:span>/06/2019</text:p>
      <text:p text:style-name="P1">Requerimientos de PCB para ensayo estático</text:p>
      <text:p text:style-name="P1"/>
      <text:p text:style-name="P1">Cumplir con las operaciones requeridas por los ensayos estáticos.</text:p>
      <text:p text:style-name="P1">Estas operaciones están descriptas en la secuencia del ensayo</text:p>
      <text:p text:style-name="P1">Repaso las operaciones:</text:p>
      <text:p text:style-name="P1"/>
      <text:p text:style-name="P8">Tengo en cuenta la secuencia de ensayo nominal dado que la diferencia entre este ensayo y los otros es que modifica en un caso una condición del sensor (desplazamiento de sensor) y la configuración del generador del señales. No se debe modificar nada relacionado con <text:span text:style-name="T5">el PCB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Nro <text:span text:style-name="T4">acción</text:span></text:p>
          </table:table-cell>
          <table:table-cell table:style-name="Tabla1.A1" office:value-type="string">
            <text:p text:style-name="P5">Acción de secuencia</text:p>
          </table:table-cell>
          <table:table-cell table:style-name="Tabla1.A1" office:value-type="string">
            <text:p text:style-name="P6">Nro req.</text:p>
          </table:table-cell>
          <table:table-cell table:style-name="Tabla1.D1" office:value-type="string">
            <text:p text:style-name="P16">Requerimiento a PCB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4">Acomodar los instrumentos y componentes de manera que sea posible energizar los instrumentos y conectarlos entre si.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16">Diseñar las interfaces eléctricas entre Generador-pcb, Osciloscopio-pcb y sensores-pcb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4">Energizar los equipos (no habilitar generador)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15">-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4">Conectar el osciloscopio con PCB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17">Req. Nro 1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4">Conectar generador con PCB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17">Req. Nro 1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4">Conectar banco con PCB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17">Req. Nro 1</text:p>
          </table:table-cell>
        </table:table-row>
        <table:table-row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34"><text:span text:style-name="T3">Configurar generador de señales y verificar offset</text:span></text:p>
          </table:table-cell>
          <table:table-cell table:style-name="Tabla1.A2" office:value-type="string">
            <text:p text:style-name="P35">5</text:p>
          </table:table-cell>
          <table:table-cell table:style-name="Tabla1.D2" office:value-type="string">
            <text:p text:style-name="P25">El PCB deberá contar con una interfaz para medición de offset con tester.</text:p>
          </table:table-cell>
        </table:table-row>
        <table:table-row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13"><text:span text:style-name="T1">Configurar PCB en medición de generador </text:span><text:span text:style-name="T2">de señales (int.1 e int. 2 posición medición)</text:span></text:p>
          </table:table-cell>
          <table:table-cell table:style-name="Tabla1.A2" office:value-type="string">
            <text:p text:style-name="P14">2</text:p>
          </table:table-cell>
          <table:table-cell table:style-name="Tabla1.D2" office:value-type="string">
            <text:p text:style-name="P17">El pcb deberá poder ser configurado en modo ensayo o ajuste de generador.</text:p>
          </table:table-cell>
        </table:table-row>
        <table:table-row>
          <table:table-cell table:style-name="Tabla1.A2" office:value-type="string">
            <text:p text:style-name="P5">8</text:p>
          </table:table-cell>
          <table:table-cell table:style-name="Tabla1.A2" office:value-type="string">
            <text:p text:style-name="P3">Habilitar salida de generador de señales</text:p>
          </table:table-cell>
          <table:table-cell table:style-name="Tabla1.A2" office:value-type="string">
            <text:p text:style-name="P12">4</text:p>
          </table:table-cell>
          <table:table-cell table:style-name="Tabla1.D2" office:value-type="string">
            <text:p text:style-name="P18">El pcb deberá poder tener una habilitación de señal de entrada propia para el Generador.</text:p>
          </table:table-cell>
        </table:table-row>
        <table:table-row>
          <table:table-cell table:style-name="Tabla1.A2" office:value-type="string">
            <text:p text:style-name="P5">9</text:p>
          </table:table-cell>
          <table:table-cell table:style-name="Tabla1.A2" office:value-type="string">
            <text:p text:style-name="P3">Configurar la salida del generador de señales para ensayo</text:p>
          </table:table-cell>
          <table:table-cell table:style-name="Tabla1.A2" office:value-type="string">
            <text:p text:style-name="P6">2.1</text:p>
          </table:table-cell>
          <table:table-cell table:style-name="Tabla1.D2" office:value-type="string">
            <text:p text:style-name="P17">El pcb configurado en ajuste de generador desconecta el circuito de ensayo y conecta directamente los terminales de medición del osciloscopio al generador</text:p>
          </table:table-cell>
        </table:table-row>
        <table:table-row>
          <table:table-cell table:style-name="Tabla1.A2" office:value-type="string">
            <text:p text:style-name="P5">10</text:p>
          </table:table-cell>
          <table:table-cell table:style-name="Tabla1.A2" office:value-type="string">
            <text:p text:style-name="P3">Configurar PCB en medición de ensayo (int. 1 e int. 2 posición ensayo)</text:p>
          </table:table-cell>
          <table:table-cell table:style-name="Tabla1.A2" office:value-type="string">
            <text:p text:style-name="P6">2.2</text:p>
          </table:table-cell>
          <table:table-cell table:style-name="Tabla1.D2" office:value-type="string">
            <text:p text:style-name="P17">El pcb configurado en ensayo deberá conectar el circuito de ensayo teniendo en cuenta los puntos de medición del <text:soft-page-break/>osciloscopio.</text:p>
          </table:table-cell>
        </table:table-row>
        <table:table-row>
          <table:table-cell table:style-name="Tabla1.A2" office:value-type="string">
            <text:p text:style-name="P5">11</text:p>
          </table:table-cell>
          <table:table-cell table:style-name="Tabla1.A2" office:value-type="string">
            <text:p text:style-name="P3">Configurar osciloscopio para medición de módulo</text:p>
          </table:table-cell>
          <table:table-cell table:style-name="Tabla1.A2" office:value-type="string">
            <text:p text:style-name="P6">3</text:p>
          </table:table-cell>
          <table:table-cell table:style-name="Tabla1.D2" office:value-type="string">
            <text:p text:style-name="P17">El pcb deberá contemplar la conexión con puntas de osciloscopio para medición en sensor y resistencia auxiliar.</text:p>
          </table:table-cell>
        </table:table-row>
        <table:table-row>
          <table:table-cell table:style-name="Tabla1.A2" office:value-type="string">
            <text:p text:style-name="P5">12</text:p>
          </table:table-cell>
          <table:table-cell table:style-name="Tabla1.A2" office:value-type="string">
            <text:p text:style-name="P3">Tomar registro fotográfico y de configuración de osciloscopio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15">-</text:p>
          </table:table-cell>
        </table:table-row>
        <table:table-row>
          <table:table-cell table:style-name="Tabla1.A2" office:value-type="string">
            <text:p text:style-name="P5">13</text:p>
          </table:table-cell>
          <table:table-cell table:style-name="Tabla1.A2" office:value-type="string">
            <text:p text:style-name="P3">Configurar osciloscopio para medición de fase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15">-</text:p>
          </table:table-cell>
        </table:table-row>
        <table:table-row>
          <table:table-cell table:style-name="Tabla1.A2" office:value-type="string">
            <text:p text:style-name="P5">14</text:p>
          </table:table-cell>
          <table:table-cell table:style-name="Tabla1.A2" office:value-type="string">
            <text:p text:style-name="P3">Tomar registro fotográfico y configuración de osciloscopio.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15">-</text:p>
          </table:table-cell>
        </table:table-row>
        <table:table-row>
          <table:table-cell table:style-name="Tabla1.A2" office:value-type="string">
            <text:p text:style-name="P5">15</text:p>
          </table:table-cell>
          <table:table-cell table:style-name="Tabla1.A2" office:value-type="string">
            <text:p text:style-name="P3">Deshabilitar salida de generador de señales</text:p>
          </table:table-cell>
          <table:table-cell table:style-name="Tabla1.A2" office:value-type="string">
            <text:p text:style-name="P12">4</text:p>
          </table:table-cell>
          <table:table-cell table:style-name="Tabla1.D2" office:value-type="string">
            <text:p text:style-name="P18">El pcb deberá poder tener una habilitación de señal de entrada propia para el Generador.</text:p>
          </table:table-cell>
        </table:table-row>
        <table:table-row>
          <table:table-cell table:style-name="Tabla1.A2" office:value-type="string">
            <text:p text:style-name="P31">16</text:p>
          </table:table-cell>
          <table:table-cell table:style-name="Tabla1.A2" office:value-type="string">
            <text:p text:style-name="P3">Repetir pasos desde punto 6 hasta terminar con las frecuencias <text:span text:style-name="T7">preestablecidas</text:span>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15">-</text:p>
          </table:table-cell>
        </table:table-row>
      </table:table>
      <text:p text:style-name="P7"/>
      <text:p text:style-name="P9"><text:span text:style-name="T7">Resumen</text:span> de requerimientos:</text:p>
      <text:p text:style-name="P9"/>
      <text:p text:style-name="P11">Funcionales</text:p>
      <text:list xml:id="list4356568008643145519" text:style-name="L1">
        <text:list-item>
          <text:p text:style-name="P20">Diseñar las interfaces eléctricas entre Generador-pcb, Osciloscopio-pcb y sensores-pcb</text:p>
        </text:list-item>
        <text:list-item>
          <text:p text:style-name="P21">El pcb deberá poder ser configurado en modo ensayo o ajuste de generador.</text:p>
          <text:list>
            <text:list-item>
              <text:p text:style-name="P21">El pcb configurado en ajuste de generador desconecta el circuito de ensayo y conecta directamente los terminales de medición del osciloscopio al generador.</text:p>
            </text:list-item>
            <text:list-item>
              <text:p text:style-name="P21">El pcb configurado en ensayo deberá conectar el circuito de ensayo teniendo en cuenta los puntos de medición del osciloscopio.</text:p>
            </text:list-item>
          </text:list>
        </text:list-item>
        <text:list-item>
          <text:p text:style-name="P21">El pcb deberá contemplar la conexión con puntas de osciloscopio para medición en sensor y resistencia auxiliar.</text:p>
        </text:list-item>
        <text:list-item>
          <text:p text:style-name="P22">El pcb deberá poder tener una habilitación de señal de entrada propia para el Generador.</text:p>
        </text:list-item>
        <text:list-item>
          <text:p text:style-name="P23">El PCB deberá contar con una interfaz para medición de offset con tester.</text:p>
        </text:list-item>
      </text:list>
      <text:p text:style-name="P10"/>
      <text:p text:style-name="P9">Miscelaneos</text:p>
      <text:p text:style-name="P9"/>
      <text:list xml:id="list1340770067708110786" text:style-name="L2">
        <text:list-item>
          <text:p text:style-name="P27">Identificar version de pcb</text:p>
        </text:list-item>
        <text:list-item>
          <text:p text:style-name="P27">Deberá contemplar agujeros de soporte</text:p>
        </text:list-item>
        <text:list-item>
          <text:p text:style-name="P27">Deberá implementar prácticas de protección electroestática <text:span text:style-name="T6">y de grounding</text:span></text:p>
        </text:list-item>
        <text:list-item>
          <text:p text:style-name="P28">Deberá adaptarse a la implementación de interfaz eléctrica que se consiga en los proveed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6:02:54.692241485</meta:creation-date>
    <dc:date>2019-07-30T06:49:37.340825605</dc:date>
    <meta:editing-duration>PT2H20M48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80" meta:word-count="537" meta:character-count="3308" meta:non-whitespace-character-count="2862"/>
  </office:meta>
</office:document-meta>
</file>